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5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6.5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heterogeneous</text:p>
          </table:table-cell>
          <table:table-cell office:value-type="string" calcext:value-type="string">
            <text:p>many small</text:p>
          </table:table-cell>
          <table:table-cell office:value-type="string" calcext:value-type="string">
            <text:p>incr vs heter, %</text:p>
          </table:table-cell>
          <table:table-cell office:value-type="string" calcext:value-type="string">
            <text:p>avg avg</text:p>
          </table:table-cell>
          <table:table-cell office:value-type="string" calcext:value-type="string">
            <text:p>incr vs heter, %</text:p>
          </table:table-cell>
          <table:table-cell office:value-type="string" calcext:value-type="string">
            <text:p>few big</text:p>
          </table:table-cell>
          <table:table-cell office:value-type="string" calcext:value-type="string">
            <text:p>incr vs heter,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3.amd.QY.case39-2136.tree.nf</text:p>
          </table:table-cell>
          <table:table-cell table:style-name="ce3" office:value-type="float" office:value="105782" calcext:value-type="float">
            <text:p>105782,0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6]/[.B6])*100 -100" office:value-type="string" office:string-value="" calcext:value-type="error">
            <text:p>#WERT!</text:p>
          </table:table-cell>
          <table:table-cell table:style-name="ce3" office:value-type="float" office:value="115730" calcext:value-type="float">
            <text:p>115730,0</text:p>
          </table:table-cell>
          <table:table-cell table:style-name="ce3" table:formula="of:=([.E6]/[.B6])*100 -100" office:value-type="float" office:value="9.40424646915355" calcext:value-type="float">
            <text:p>9,4</text:p>
          </table:table-cell>
          <table:table-cell table:style-name="ce3" office:value-type="float" office:value="308821" calcext:value-type="float">
            <text:p>308821,0</text:p>
          </table:table-cell>
          <table:table-cell table:style-name="ce3" table:formula="of:=([.G6]/[.B6])*100 -100" office:value-type="float" office:value="191.940972944357" calcext:value-type="float">
            <text:p>191,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2.amd.QY.case39-2136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7]/[.B7])*100 -100" office:value-type="string" office:string-value="" calcext:value-type="error">
            <text:p>#WERT!</text:p>
          </table:table-cell>
          <table:table-cell table:style-name="ce3" office:value-type="float" office:value="93362.9" calcext:value-type="float">
            <text:p>93362,9</text:p>
          </table:table-cell>
          <table:table-cell table:style-name="ce3" table:formula="of:=([.E7]/[.B7])*100 -100" office:value-type="string" office:string-value="" calcext:value-type="error">
            <text:p>#WERT!</text:p>
          </table:table-cell>
          <table:table-cell table:style-name="ce3" office:value-type="float" office:value="112488" calcext:value-type="float">
            <text:p>112488,0</text:p>
          </table:table-cell>
          <table:table-cell table:style-name="ce3" table:formula="of:=([.G7]/[.B7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0.1.metis.Goodwin.rim-447.tree.nf</text:p>
          </table:table-cell>
          <table:table-cell table:number-columns-repeated="2" table:style-name="ce3" office:value-type="float" office:value="16146.6" calcext:value-type="float">
            <text:p>16146,6</text:p>
          </table:table-cell>
          <table:table-cell table:style-name="ce3" table:formula="of:=([.C8]/[.B8])*100 -100" office:value-type="float" office:value="0" calcext:value-type="float">
            <text:p>,0</text:p>
          </table:table-cell>
          <table:table-cell table:style-name="ce3" office:value-type="float" office:value="21014.8" calcext:value-type="float">
            <text:p>21014,8</text:p>
          </table:table-cell>
          <table:table-cell table:style-name="ce3" table:formula="of:=([.E8]/[.B8])*100 -100" office:value-type="float" office:value="30.1500006193254" calcext:value-type="float">
            <text:p>30,2</text:p>
          </table:table-cell>
          <table:table-cell table:style-name="ce3" office:value-type="float" office:value="30914.4" calcext:value-type="float">
            <text:p>30914,4</text:p>
          </table:table-cell>
          <table:table-cell table:style-name="ce3" table:formula="of:=([.G8]/[.B8])*100 -100" office:value-type="float" office:value="91.4607409609453" calcext:value-type="float">
            <text:p>91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1.metis.CPM.cz40948-2567.tree.nf</text:p>
          </table:table-cell>
          <table:table-cell table:style-name="ce3" office:value-type="float" office:value="471.95" calcext:value-type="float">
            <text:p>472,0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9]/[.B9])*100 -100" office:value-type="string" office:string-value="" calcext:value-type="error">
            <text:p>#WERT!</text:p>
          </table:table-cell>
          <table:table-cell table:style-name="ce3" office:value-type="float" office:value="488.698" calcext:value-type="float">
            <text:p>488,7</text:p>
          </table:table-cell>
          <table:table-cell table:style-name="ce3" table:formula="of:=([.E9]/[.B9])*100 -100" office:value-type="float" office:value="3.54868100434366" calcext:value-type="float">
            <text:p>3,5</text:p>
          </table:table-cell>
          <table:table-cell table:style-name="ce3" office:value-type="float" office:value="839.531" calcext:value-type="float">
            <text:p>839,5</text:p>
          </table:table-cell>
          <table:table-cell table:style-name="ce3" table:formula="of:=([.G9]/[.B9])*100 -100" office:value-type="float" office:value="77.8855810996928" calcext:value-type="float">
            <text:p>77,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1.1.amd.QY.case39-2136.tree.nf</text:p>
          </table:table-cell>
          <table:table-cell table:style-name="ce3" office:value-type="float" office:value="44457.6" calcext:value-type="float">
            <text:p>44457,6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10]/[.B10])*100 -100" office:value-type="string" office:string-value="" calcext:value-type="error">
            <text:p>#WERT!</text:p>
          </table:table-cell>
          <table:table-cell table:style-name="ce3" office:value-type="float" office:value="69189.1" calcext:value-type="float">
            <text:p>69189,1</text:p>
          </table:table-cell>
          <table:table-cell table:style-name="ce3" table:formula="of:=([.E10]/[.B10])*100 -100" office:value-type="float" office:value="55.6294086950263" calcext:value-type="float">
            <text:p>55,6</text:p>
          </table:table-cell>
          <table:table-cell table:style-name="ce3" office:value-type="float" office:value="101066" calcext:value-type="float">
            <text:p>101066,0</text:p>
          </table:table-cell>
          <table:table-cell table:style-name="ce3" table:formula="of:=([.G10]/[.B10])*100 -100" office:value-type="float" office:value="127.331209961851" calcext:value-type="float">
            <text:p>127,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ump.0.1.metis.Wang.wang4-833.tree.nf</text:p>
          </table:table-cell>
          <table:table-cell table:number-columns-repeated="2" table:style-name="ce3" office:value-type="float" office:value="934363" calcext:value-type="float">
            <text:p>934363,0</text:p>
          </table:table-cell>
          <table:table-cell table:style-name="ce3" table:formula="of:=([.C11]/[.B11])*100 -100" office:value-type="float" office:value="0" calcext:value-type="float">
            <text:p>,0</text:p>
          </table:table-cell>
          <table:table-cell table:style-name="ce3" office:value-type="float" office:value="934363" calcext:value-type="float">
            <text:p>934363,0</text:p>
          </table:table-cell>
          <table:table-cell table:style-name="ce3" table:formula="of:=([.E11]/[.B11])*100 -100" office:value-type="float" office:value="0" calcext:value-type="float">
            <text:p>,0</text:p>
          </table:table-cell>
          <table:table-cell table:style-name="ce3" office:value-type="float" office:value="941272" calcext:value-type="float">
            <text:p>941272,0</text:p>
          </table:table-cell>
          <table:table-cell table:style-name="ce3" table:formula="of:=([.G11]/[.B11])*100 -100" office:value-type="float" office:value="0.739434245576945" calcext:value-type="float">
            <text:p>,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amd.Dehghani.light_in_tissue-1873.tree.nf</text:p>
          </table:table-cell>
          <table:table-cell table:number-columns-repeated="2" table:style-name="ce3" office:value-type="float" office:value="71736.5" calcext:value-type="float">
            <text:p>71736,5</text:p>
          </table:table-cell>
          <table:table-cell table:style-name="ce3" table:formula="of:=([.C12]/[.B12])*100 -100" office:value-type="float" office:value="0" calcext:value-type="float">
            <text:p>,0</text:p>
          </table:table-cell>
          <table:table-cell table:style-name="ce3" office:value-type="float" office:value="71736.5" calcext:value-type="float">
            <text:p>71736,5</text:p>
          </table:table-cell>
          <table:table-cell table:style-name="ce3" table:formula="of:=([.E12]/[.B12])*100 -100" office:value-type="float" office:value="0" calcext:value-type="float">
            <text:p>,0</text:p>
          </table:table-cell>
          <table:table-cell table:style-name="ce3" office:value-type="float" office:value="75401.5" calcext:value-type="float">
            <text:p>75401,5</text:p>
          </table:table-cell>
          <table:table-cell table:style-name="ce3" table:formula="of:=([.G12]/[.B12])*100 -100" office:value-type="float" office:value="5.10897520787883" calcext:value-type="float">
            <text:p>5,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metis.Mancktelow.viscorocks-1879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13]/[.B13])*100 -100" office:value-type="string" office:string-value="" calcext:value-type="error">
            <text:p>#WERT!</text:p>
          </table:table-cell>
          <table:table-cell table:style-name="ce3" office:value-type="float" office:value="107294" calcext:value-type="float">
            <text:p>107294,0</text:p>
          </table:table-cell>
          <table:table-cell table:style-name="ce3" table:formula="of:=([.E13]/[.B13])*100 -100" office:value-type="string" office:string-value="" calcext:value-type="error">
            <text:p>#WERT!</text:p>
          </table:table-cell>
          <table:table-cell table:style-name="ce3" office:value-type="float" office:value="107295" calcext:value-type="float">
            <text:p>107295,0</text:p>
          </table:table-cell>
          <table:table-cell table:style-name="ce3" table:formula="of:=([.G13]/[.B13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metis.Mancktelow.viscorocks-1879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14]/[.B14])*100 -100" office:value-type="string" office:string-value="" calcext:value-type="error">
            <text:p>#WERT!</text:p>
          </table:table-cell>
          <table:table-cell table:style-name="ce3" office:value-type="float" office:value="107294" calcext:value-type="float">
            <text:p>107294,0</text:p>
          </table:table-cell>
          <table:table-cell table:style-name="ce3" table:formula="of:=([.E14]/[.B14])*100 -100" office:value-type="string" office:string-value="" calcext:value-type="error">
            <text:p>#WERT!</text:p>
          </table:table-cell>
          <table:table-cell table:style-name="ce3" office:value-type="float" office:value="107295" calcext:value-type="float">
            <text:p>107295,0</text:p>
          </table:table-cell>
          <table:table-cell table:style-name="ce3" table:formula="of:=([.G14]/[.B14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 deterioration</text:p>
          </table:table-cell>
          <table:table-cell/>
          <table:table-cell office:value-type="string" calcext:value-type="string">
            <text:p>some deterioration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Pearlmutter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eterogeneous</text:p>
          </table:table-cell>
          <table:table-cell/>
          <table:table-cell office:value-type="string" calcext:value-type="string">
            <text:p>man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ew 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3.amd.QY.case39-2136.tree.nf</text:p>
          </table:table-cell>
          <table:table-cell office:value-type="float" office:value="20367.3" calcext:value-type="float">
            <text:p>20367,3</text:p>
          </table:table-cell>
          <table:table-cell office:value-type="float" office:value="23991.2" calcext:value-type="float">
            <text:p>23991,2</text:p>
          </table:table-cell>
          <table:table-cell office:value-type="float" office:value="65394.7" calcext:value-type="float">
            <text:p>65394,7</text:p>
          </table:table-cell>
          <table:table-cell office:value-type="float" office:value="410168" calcext:value-type="float">
            <text:p>410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2.amd.QY.case39-2136.tree.nf</text:p>
          </table:table-cell>
          <table:table-cell office:value-type="float" office:value="23880.2" calcext:value-type="float">
            <text:p>23880,2</text:p>
          </table:table-cell>
          <table:table-cell office:value-type="float" office:value="23881.8" calcext:value-type="float">
            <text:p>23881,8</text:p>
          </table:table-cell>
          <table:table-cell office:value-type="float" office:value="63712.6" calcext:value-type="float">
            <text:p>63712,6</text:p>
          </table:table-cell>
          <table:table-cell office:value-type="float" office:value="398923" calcext:value-type="float">
            <text:p>398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metis.Goodwin.rim-447.tree.nf</text:p>
          </table:table-cell>
          <table:table-cell table:number-columns-repeated="2" office:value-type="float" office:value="10184.3" calcext:value-type="float">
            <text:p>10184,3</text:p>
          </table:table-cell>
          <table:table-cell office:value-type="float" office:value="18389.2" calcext:value-type="float">
            <text:p>18389,2</text:p>
          </table:table-cell>
          <table:table-cell office:value-type="float" office:value="89488.9" calcext:value-type="float">
            <text:p>89488,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1.metis.CPM.cz40948-2567.tree.nf</text:p>
          </table:table-cell>
          <table:table-cell office:value-type="float" office:value="75" calcext:value-type="float">
            <text:p>75</text:p>
          </table:table-cell>
          <table:table-cell office:value-type="float" office:value="77.3303" calcext:value-type="float">
            <text:p>77,3303</text:p>
          </table:table-cell>
          <table:table-cell office:value-type="float" office:value="469.4" calcext:value-type="float">
            <text:p>469,4</text:p>
          </table:table-cell>
          <table:table-cell office:value-type="float" office:value="5508.33" calcext:value-type="float">
            <text:p>5508,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1.1.amd.QY.case39-2136.tree.nf</text:p>
          </table:table-cell>
          <table:table-cell office:value-type="float" office:value="23825.7" calcext:value-type="float">
            <text:p>23825,7</text:p>
          </table:table-cell>
          <table:table-cell office:value-type="float" office:value="23826.7" calcext:value-type="float">
            <text:p>23826,7</text:p>
          </table:table-cell>
          <table:table-cell office:value-type="float" office:value="62859.1" calcext:value-type="float">
            <text:p>62859,1</text:p>
          </table:table-cell>
          <table:table-cell office:value-type="float" office:value="393105" calcext:value-type="float">
            <text:p>393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metis.Wang.wang4-833.tree.nf</text:p>
          </table:table-cell>
          <table:table-cell office:value-type="float" office:value="909857" calcext:value-type="float">
            <text:p>909857</text:p>
          </table:table-cell>
          <table:table-cell office:value-type="float" office:value="909535" calcext:value-type="float">
            <text:p>909535</text:p>
          </table:table-cell>
          <table:table-cell office:value-type="float" office:value="909536" calcext:value-type="float">
            <text:p>909536</text:p>
          </table:table-cell>
          <table:table-cell table:style-name="ce8" office:value-type="float" office:value="1358900" calcext:value-type="float">
            <text:p>1,36E+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amd.Dehghani.light_in_tissue-1873.tree.nf</text:p>
          </table:table-cell>
          <table:table-cell table:number-columns-repeated="2" office:value-type="float" office:value="68579.4" calcext:value-type="float">
            <text:p>68579,4</text:p>
          </table:table-cell>
          <table:table-cell office:value-type="float" office:value="68742.2" calcext:value-type="float">
            <text:p>68742,2</text:p>
          </table:table-cell>
          <table:table-cell office:value-type="float" office:value="113181" calcext:value-type="float">
            <text:p>11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mp.0.1.metis.Mancktelow.viscorocks-1879.tree.nf</text:p>
          </table:table-cell>
          <table:table-cell table:number-columns-repeated="2" office:value-type="float" office:value="43795.2" calcext:value-type="float">
            <text:p>43795,2</text:p>
          </table:table-cell>
          <table:table-cell office:value-type="float" office:value="106653" calcext:value-type="float">
            <text:p>106653</text:p>
          </table:table-cell>
          <table:table-cell office:value-type="float" office:value="216479" calcext:value-type="float">
            <text:p>216479</text:p>
          </table:table-cell>
          <table:table-cell table:number-columns-repeated="3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$4:.B$11])" office:value-type="float" office:value="137570.5125" calcext:value-type="float">
            <text:p>137570,5125</text:p>
          </table:table-cell>
          <table:table-cell table:formula="of:=AVERAGE([.C4:.C11])" office:value-type="float" office:value="137983.8662875" calcext:value-type="float">
            <text:p>137983,8662875</text:p>
          </table:table-cell>
          <table:table-cell table:formula="of:=AVERAGE([.D4:.D11])" office:value-type="float" office:value="161969.525" calcext:value-type="float">
            <text:p>161969,525</text:p>
          </table:table-cell>
          <table:table-cell table:formula="of:=AVERAGE([.E4:.E11])" office:value-type="float" office:value="373219.15375" calcext:value-type="float">
            <text:p>373219,15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rease vs heterogeneous</text:p>
          </table:table-cell>
          <table:table-cell/>
          <table:table-cell table:formula="of:=([.C12]/[.B12])*100 -100" office:value-type="float" office:value="0.300466851499138" calcext:value-type="float">
            <text:p>0,300466851499138</text:p>
          </table:table-cell>
          <table:table-cell table:formula="of:=([.D12]/[.B12])*100 -100" office:value-type="float" office:value="17.7356412043605" calcext:value-type="float">
            <text:p>17,7356412043605</text:p>
          </table:table-cell>
          <table:table-cell table:formula="of:=([.E12]/[.B12])*100 -100" office:value-type="float" office:value="171.292987841417" calcext:value-type="float">
            <text:p>171,292987841417</text:p>
          </table:table-cell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8"/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juwel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heterogenenou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ew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3.amd.QY.case39-2136.tree.nf</text:p>
          </table:table-cell>
          <table:table-cell office:value-type="float" office:value="21059.6" calcext:value-type="float">
            <text:p>21059,6</text:p>
          </table:table-cell>
          <table:table-cell office:value-type="float" office:value="23988.3" calcext:value-type="float">
            <text:p>23988,3</text:p>
          </table:table-cell>
          <table:table-cell office:value-type="float" office:value="26029" calcext:value-type="float">
            <text:p>26029</text:p>
          </table:table-cell>
          <table:table-cell office:value-type="float" office:value="105165" calcext:value-type="float">
            <text:p>10516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2.amd.QY.case39-2136.tree.nf</text:p>
          </table:table-cell>
          <table:table-cell office:value-type="float" office:value="22064.3" calcext:value-type="float">
            <text:p>22064,3</text:p>
          </table:table-cell>
          <table:table-cell office:value-type="float" office:value="23880.2" calcext:value-type="float">
            <text:p>23880,2</text:p>
          </table:table-cell>
          <table:table-cell office:value-type="float" office:value="25690.2" calcext:value-type="float">
            <text:p>25690,2</text:p>
          </table:table-cell>
          <table:table-cell office:value-type="float" office:value="102543" calcext:value-type="float">
            <text:p>10254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metis.Goodwin.rim-447.tree.nf</text:p>
          </table:table-cell>
          <table:table-cell office:value-type="float" office:value="31601.7" calcext:value-type="float">
            <text:p>31601,7</text:p>
          </table:table-cell>
          <table:table-cell office:value-type="float" office:value="10184.3" calcext:value-type="float">
            <text:p>10184,3</text:p>
          </table:table-cell>
          <table:table-cell office:value-type="float" office:value="31601.7" calcext:value-type="float">
            <text:p>31601,7</text:p>
          </table:table-cell>
          <table:table-cell office:value-type="float" office:value="29402.8" calcext:value-type="float">
            <text:p>29402,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1.metis.CPM.cz40948-2567.tree.nf</text:p>
          </table:table-cell>
          <table:table-cell office:value-type="float" office:value="402.615" calcext:value-type="float">
            <text:p>402,615</text:p>
          </table:table-cell>
          <table:table-cell office:value-type="float" office:value="77.3303" calcext:value-type="float">
            <text:p>77,3303</text:p>
          </table:table-cell>
          <table:table-cell office:value-type="float" office:value="402.615" calcext:value-type="float">
            <text:p>402,615</text:p>
          </table:table-cell>
          <table:table-cell office:value-type="float" office:value="1306.13" calcext:value-type="float">
            <text:p>1306,1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1.1.amd.QY.case39-2136.tree.nf</text:p>
          </table:table-cell>
          <table:table-cell office:value-type="float" office:value="25511.5" calcext:value-type="float">
            <text:p>25511,5</text:p>
          </table:table-cell>
          <table:table-cell office:value-type="float" office:value="23825.7" calcext:value-type="float">
            <text:p>23825,7</text:p>
          </table:table-cell>
          <table:table-cell office:value-type="float" office:value="25511.5" calcext:value-type="float">
            <text:p>25511,5</text:p>
          </table:table-cell>
          <table:table-cell office:value-type="float" office:value="101154" calcext:value-type="float">
            <text:p>10115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metis.Wang.wang4-833.tree.nf</text:p>
          </table:table-cell>
          <table:table-cell table:style-name="ce8" office:value-type="float" office:value="1359220" calcext:value-type="float">
            <text:p>1,36E+06</text:p>
          </table:table-cell>
          <table:table-cell office:value-type="float" office:value="909535" calcext:value-type="float">
            <text:p>909535</text:p>
          </table:table-cell>
          <table:table-cell table:style-name="ce8" office:value-type="float" office:value="1358900" calcext:value-type="float">
            <text:p>1,36E+06</text:p>
          </table:table-cell>
          <table:table-cell office:value-type="float" office:value="938108" calcext:value-type="float">
            <text:p>93810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amd.Dehghani.light_in_tissue-1873.tree.nf</text:p>
          </table:table-cell>
          <table:table-cell office:value-type="float" office:value="103893" calcext:value-type="float">
            <text:p>103893</text:p>
          </table:table-cell>
          <table:table-cell office:value-type="float" office:value="68579.4" calcext:value-type="float">
            <text:p>68579,4</text:p>
          </table:table-cell>
          <table:table-cell office:value-type="float" office:value="103893" calcext:value-type="float">
            <text:p>103893</text:p>
          </table:table-cell>
          <table:table-cell office:value-type="float" office:value="76162" calcext:value-type="float">
            <text:p>7616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ump.0.1.metis.Mancktelow.viscorocks-1879.tree.nf</text:p>
          </table:table-cell>
          <table:table-cell office:value-type="float" office:value="106652" calcext:value-type="float">
            <text:p>106652</text:p>
          </table:table-cell>
          <table:table-cell office:value-type="float" office:value="43795.2" calcext:value-type="float">
            <text:p>43795,2</text:p>
          </table:table-cell>
          <table:table-cell office:value-type="float" office:value="106652" calcext:value-type="float">
            <text:p>106652</text:p>
          </table:table-cell>
          <table:table-cell office:value-type="float" office:value="106653" calcext:value-type="float">
            <text:p>10665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9:.J36])" office:value-type="float" office:value="208800.589375" calcext:value-type="float">
            <text:p>208800,589375</text:p>
          </table:table-cell>
          <table:table-cell table:formula="of:=AVERAGE([.K29:.K36])" office:value-type="float" office:value="137983.1787875" calcext:value-type="float">
            <text:p>137983,1787875</text:p>
          </table:table-cell>
          <table:table-cell table:formula="of:=AVERAGE([.L29:.L36])" office:value-type="float" office:value="209835.001875" calcext:value-type="float">
            <text:p>209835,001875</text:p>
          </table:table-cell>
          <table:table-cell table:formula="of:=AVERAGE([.M29:.M36])" office:value-type="float" office:value="182561.74125" calcext:value-type="float">
            <text:p>182561,74125</text:p>
          </table:table-cell>
          <table:table-cell/>
        </table:table-row>
        <table:table-row table:style-name="ro1">
          <table:table-cell table:number-columns-repeated="10"/>
          <table:table-cell table:formula="of:=([.K37]/[.J37])*100 -100" office:value-type="float" office:value="-33.9162886462518" calcext:value-type="float">
            <text:p>-33,9162886462518</text:p>
          </table:table-cell>
          <table:table-cell table:formula="of:=([.L37]/[.J37])*100 -100" office:value-type="float" office:value="0.495406887066878" calcext:value-type="float">
            <text:p>0,495406887066878</text:p>
          </table:table-cell>
          <table:table-cell table:formula="of:=([.M37]/[.J37])*100 -100" office:value-type="float" office:value="-12.5664626730894" calcext:value-type="float">
            <text:p>-12,56646267308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2" number:min-decimal-places="2" number:min-integer-digits="0"/>
    </number:number-style>
    <number:number-style style:name="N109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0:25:10.07738113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8:24:13.893703853</meta:creation-date>
    <dc:date>2021-12-08T13:54:42.637394732</dc:date>
    <meta:editing-duration>PT3H54M34S</meta:editing-duration>
    <meta:editing-cycles>4</meta:editing-cycles>
    <meta:generator>LibreOffice/7.2.2.2$Linux_X86_64 LibreOffice_project/20$Build-2</meta:generator>
    <meta:document-statistic meta:table-count="2" meta:cell-count="189" meta:object-count="0"/>
  </office:meta>
</office:document-meta>
</file>